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3000000408C6EC3CFDE57C9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fd3a" officeooo:paragraph-rsid="0004fd3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04fd3a" officeooo:paragraph-rsid="0004fd3a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4fd3a" officeooo:paragraph-rsid="0004fd3a" style:font-size-asian="14pt" style:font-weight-asian="bold" style:font-size-complex="14pt" style:font-weight-complex="bold"/>
    </style:style>
    <style:style style:name="P4" style:family="paragraph" style:parent-style-name="Standard">
      <style:paragraph-properties style:line-height-at-least="0.439cm"/>
      <style:text-properties fo:color="#000000" style:font-name="Droid Sans Mono" fo:font-size="12pt" fo:font-weight="normal" fo:background-color="#fffff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4fd3a" officeooo:paragraph-rsid="0004fd3a" style:font-size-asian="12pt" style:font-weight-asian="bold" style:font-size-complex="12pt" style:font-weight-complex="bold"/>
    </style:style>
    <style:style style:name="P6" style:family="paragraph" style:parent-style-name="Standard">
      <style:paragraph-properties style:line-height-at-least="0.439cm"/>
      <style:text-properties fo:font-size="12pt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fo:color="#2b91af"/>
    </style:style>
    <style:style style:name="T3" style:family="text">
      <style:text-properties fo:color="#74531f"/>
    </style:style>
    <style:style style:name="T4" style:family="text">
      <style:text-properties fo:color="#e21f1f"/>
    </style:style>
    <style:style style:name="T5" style:family="text">
      <style:text-properties fo:color="#a31515"/>
    </style:style>
    <style:style style:name="T6" style:family="text">
      <style:text-properties fo:color="#808080"/>
    </style:style>
    <style:style style:name="T7" style:family="text">
      <style:text-properties fo:color="#1f377f"/>
    </style:style>
    <style:style style:name="T8" style:family="text">
      <style:text-properties fo:color="#8f08c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No :- 12</text:p>
      <text:p text:style-name="P1"/>
      <text:p text:style-name="P2">Method Overriding </text:p>
      <text:p text:style-name="P3">Code-&gt;</text:p>
      <text:p text:style-name="P3"/>
      <text:p text:style-name="P5"/>
      <text:p text:style-name="P4"><text:span text:style-name="T1">class</text:span> <text:span text:style-name="T2">Parent</text:span> {</text:p>
      <text:p text:style-name="P4"><text:span text:style-name="T2">void</text:span> <text:span text:style-name="T3">fun</text:span>() {</text:p>
      <text:p text:style-name="P4"><text:span text:style-name="T2">System</text:span>.out.<text:span text:style-name="T3">println</text:span>(<text:span text:style-name="T4">"</text:span><text:span text:style-name="T5">parent's fun</text:span><text:span text:style-name="T4">"</text:span>);</text:p>
      <text:p text:style-name="P4">}</text:p>
      <text:p text:style-name="P4">}</text:p>
      <text:p text:style-name="P6"/>
      <text:p text:style-name="P4"><text:span text:style-name="T1">class</text:span> <text:span text:style-name="T2">Child</text:span> <text:span text:style-name="T1">extends</text:span> <text:span text:style-name="T2">Parent</text:span> {</text:p>
      <text:p text:style-name="P4">@<text:span text:style-name="T2">Override</text:span></text:p>
      <text:p text:style-name="P4"><text:span text:style-name="T2">void</text:span> <text:span text:style-name="T3">fun</text:span>() {</text:p>
      <text:p text:style-name="P4"><text:span text:style-name="T2">System</text:span>.out.<text:span text:style-name="T3">println</text:span>(<text:span text:style-name="T4">"</text:span><text:span text:style-name="T5">child's fun</text:span><text:span text:style-name="T4">"</text:span>);</text:p>
      <text:p text:style-name="P4">}</text:p>
      <text:p text:style-name="P4">}</text:p>
      <text:p text:style-name="P6"/>
      <text:p text:style-name="P4"><text:span text:style-name="T1">class</text:span> <text:span text:style-name="T2">GrandChild</text:span> <text:span text:style-name="T1">extends</text:span> <text:span text:style-name="T2">Child</text:span> {</text:p>
      <text:p text:style-name="P4">@<text:span text:style-name="T2">Override</text:span></text:p>
      <text:p text:style-name="P4"><text:span text:style-name="T2">void</text:span> <text:span text:style-name="T3">fun</text:span>() {</text:p>
      <text:p text:style-name="P4"><text:span text:style-name="T2">System</text:span>.out.<text:span text:style-name="T3">println</text:span>(<text:span text:style-name="T4">"</text:span><text:span text:style-name="T5">Grandchild's fun</text:span><text:span text:style-name="T4">"</text:span>);</text:p>
      <text:p text:style-name="P4">}</text:p>
      <text:p text:style-name="P4">}</text:p>
      <text:p text:style-name="P6"/>
      <text:p text:style-name="P4"><text:span text:style-name="T1">public</text:span> <text:span text:style-name="T1">class</text:span> <text:span text:style-name="T2">overriding</text:span> {</text:p>
      <text:p text:style-name="P4"><text:span text:style-name="T1">public</text:span> <text:span text:style-name="T1">static</text:span> <text:span text:style-name="T2">void</text:span> <text:span text:style-name="T3">main</text:span>(<text:span text:style-name="T2">String</text:span> <text:span text:style-name="T6">args</text:span>[]) {</text:p>
      <text:p text:style-name="P4"><text:span text:style-name="T2">Parent</text:span> <text:span text:style-name="T7">p</text:span> = <text:span text:style-name="T8">new</text:span> <text:span text:style-name="T3">Child</text:span>();</text:p>
      <text:p text:style-name="P4"><text:span text:style-name="T2">Parent</text:span> <text:span text:style-name="T7">ch</text:span> = <text:span text:style-name="T8">new</text:span> <text:span text:style-name="T3">GrandChild</text:span>();</text:p>
      <text:p text:style-name="P4"><text:span text:style-name="T7">p</text:span>.<text:span text:style-name="T3">fun</text:span>();</text:p>
      <text:p text:style-name="P4"><text:span text:style-name="T7">ch</text:span>.<text:span text:style-name="T3">fun</text:span>();</text:p>
      <text:p text:style-name="P6"/>
      <text:p text:style-name="P4">}</text:p>
      <text:p text:style-name="P6"/>
      <text:p text:style-name="P4">}</text:p>
      <text:p text:style-name="P4"/>
      <text:p text:style-name="P5"/>
      <text:p text:style-name="P5">Output:-</text:p>
      <text:p text:style-name="P5"><draw:frame draw:style-name="fr1" draw:name="Image1" text:anchor-type="char" svg:width="13cm" svg:height="1.478cm" draw:z-index="0"><draw:image xlink:href="Pictures/1000020100000233000000408C6EC3CFDE57C95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0T01:25:22.083101440</meta:creation-date>
    <dc:date>2022-11-10T01:27:46.112060706</dc:date>
    <meta:editing-duration>PT2M24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1" meta:paragraph-count="29" meta:word-count="68" meta:character-count="428" meta:non-whitespace-character-count="388"/>
  </office:meta>
</office:document-meta>
</file>